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in Modern Roman1" svg:font-family="'Latin Modern Roman'"/>
    <style:font-face style:name="Comic Neue" svg:font-family="'Comic Neue'" style:font-pitch="variable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09cm"/>
    </style:style>
    <style:style style:name="co2" style:family="table-column">
      <style:table-column-properties fo:break-before="auto" style:column-width="3.39cm"/>
    </style:style>
    <style:style style:name="co3" style:family="table-column">
      <style:table-column-properties fo:break-before="auto" style:column-width="1.806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1.707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425cm"/>
    </style:style>
    <style:style style:name="co9" style:family="table-column">
      <style:table-column-properties fo:break-before="auto" style:column-width="4.602cm"/>
    </style:style>
    <style:style style:name="ro1" style:family="table-row">
      <style:table-row-properties style:row-height="0.55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Comic Neue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Comic Neue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/>
      <style:paragraph-properties fo:text-align="center" fo:margin-left="0cm"/>
      <style:text-properties style:font-name="Comic Neue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/>
      <style:paragraph-properties fo:text-align="center" fo:margin-left="0cm"/>
      <style:text-properties style:font-name="Comic Neu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5" style:family="table-cell" style:parent-style-name="Default">
      <style:table-cell-properties fo:wrap-option="wrap"/>
      <style:text-properties style:font-name="Comic Neue" fo:font-size="12pt" style:font-size-asian="12pt" style:font-size-complex="12pt"/>
    </style:style>
    <style:style style:name="ce6" style:family="table-cell" style:parent-style-name="Default">
      <style:table-cell-properties fo:background-color="#dee7e5" fo:wrap-option="wrap"/>
      <style:text-properties style:font-name="Comic Neue" fo:font-size="12pt" style:font-size-asian="12pt" style:font-size-complex="12pt"/>
    </style:style>
    <style:style style:name="ce7" style:family="table-cell" style:parent-style-name="Default" style:data-style-name="N121">
      <style:table-cell-properties fo:background-color="#dee7e5" fo:wrap-option="wrap"/>
      <style:text-properties style:font-name="Comic Neue" fo:font-size="12pt" style:font-size-asian="12pt" style:font-size-complex="12pt"/>
    </style:style>
    <style:style style:name="ce8" style:family="table-cell" style:parent-style-name="Default" style:data-style-name="N122">
      <style:table-cell-properties fo:wrap-option="wrap"/>
      <style:text-properties style:font-name="Comic Neue" fo:font-size="12pt" style:font-size-asian="12pt" style:font-size-complex="12pt"/>
    </style:style>
    <style:style style:name="ce9" style:family="table-cell" style:parent-style-name="Default" style:data-style-name="N121">
      <style:table-cell-properties fo:wrap-option="wrap"/>
      <style:text-properties style:font-name="Comic Neue" fo:font-size="12pt" style:font-size-asian="12pt" style:font-size-complex="12pt"/>
    </style:style>
    <style:style style:name="ce10" style:family="table-cell" style:parent-style-name="Default" style:data-style-name="N2">
      <style:table-cell-properties fo:wrap-option="wrap"/>
      <style:text-properties style:font-name="Comic Neue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Comic Neue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ce12" style:family="table-cell" style:parent-style-name="Default" style:data-style-name="N0">
      <style:table-cell-properties fo:wrap-option="wrap"/>
      <style:text-properties style:font-name="Comic Neue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Calc" table:style-name="ta1" table:print-ranges="Calc.A1:Calc.Q14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9" table:default-cell-style-name="ce5"/>
        <table:table-column table:style-name="co6" table:default-cell-style-name="ce5"/>
        <table:table-column table:style-name="co7" table:number-columns-repeated="2" table:default-cell-style-name="ce5"/>
        <table:table-column table:style-name="co8" table:default-cell-style-name="ce5"/>
        <table:table-column table:style-name="co9" table:default-cell-style-name="ce5"/>
        <table:table-column table:style-name="co7" table:number-columns-repeated="1006" table:default-cell-style-name="ce5"/>
        <table:table-row table:style-name="ro1">
          <table:table-cell table:style-name="ce1" office:value-type="string" calcext:value-type="string" table:number-columns-spanned="17" table:number-rows-spanned="1">
            <text:p>GRAVITY FLOW THROUGH PARTIALLY FILLED WATER LINE</text:p>
          </table:table-cell>
          <table:covered-table-cell table:number-columns-repeated="16" table:style-name="ce2"/>
          <table:table-cell table:style-name="ce2" table:number-columns-repeated="1007"/>
        </table:table-row>
        <table:table-row table:style-name="ro2">
          <table:table-cell table:style-name="ce2" table:number-columns-repeated="1024"/>
        </table:table-row>
        <table:table-row table:style-name="ro3">
          <table:table-cell table:style-name="ce3" office:value-type="string" calcext:value-type="string">
            <text:p>Sl.No.</text:p>
          </table:table-cell>
          <table:table-cell table:style-name="ce3" office:value-type="string" calcext:value-type="string">
            <text:p>Section</text:p>
          </table:table-cell>
          <table:table-cell table:style-name="ce3" office:value-type="string" calcext:value-type="string">
            <text:p>Length</text:p>
          </table:table-cell>
          <table:table-cell table:style-name="ce3" office:value-type="string" calcext:value-type="string">
            <text:p>Slope</text:p>
          </table:table-cell>
          <table:table-cell table:style-name="ce3" office:value-type="string" calcext:value-type="string">
            <text:p>Dia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Θ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Rh</text:p>
          </table:table-cell>
          <table:table-cell table:style-name="ce3" office:value-type="string" calcext:value-type="string">
            <text:p>n_full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Discharge</text:p>
          </table:table-cell>
          <table:table-cell table:style-name="ce3" office:value-type="string" calcext:value-type="string">
            <text:p>Velocity</text:p>
          </table:table-cell>
          <table:table-cell table:style-name="ce3" office:value-type="string" calcext:value-type="string">
            <text:p>Critical velocity</text:p>
          </table:table-cell>
          <table:table-cell table:style-name="ce3" office:value-type="string" calcext:value-type="string">
            <text:p>Inverted level</text:p>
          </table:table-cell>
          <table:table-cell table:style-name="ce2" table:number-columns-repeated="1007"/>
        </table:table-row>
        <table:table-row table:style-name="ro1">
          <table:table-cell table:style-name="ce4" table:number-columns-repeated="2"/>
          <table:table-cell table:style-name="ce4" office:value-type="string" calcext:value-type="string">
            <text:p>m</text:p>
          </table:table-cell>
          <table:table-cell table:style-name="ce4" office:value-type="string" calcext:value-type="string">
            <text:p>m/m</text:p>
          </table:table-cell>
          <table:table-cell table:number-columns-repeated="2" table:style-name="ce4" office:value-type="string" calcext:value-type="string">
            <text:p>mm</text:p>
          </table:table-cell>
          <table:table-cell table:style-name="ce4" office:value-type="string" calcext:value-type="string">
            <text:p>rad</text:p>
          </table:table-cell>
          <table:table-cell table:style-name="ce4" office:value-type="string" calcext:value-type="string">
            <text:p>sq.m</text:p>
          </table:table-cell>
          <table:table-cell table:style-name="ce4" office:value-type="string" calcext:value-type="string">
            <text:p>m</text:p>
          </table:table-cell>
          <table:table-cell table:style-name="ce4" table:number-columns-repeated="4"/>
          <table:table-cell table:style-name="ce4" office:value-type="string" calcext:value-type="string">
            <text:p>L/s</text:p>
          </table:table-cell>
          <table:table-cell table:number-columns-repeated="2" table:style-name="ce4" office:value-type="string" calcext:value-type="string">
            <text:p>m/s</text:p>
          </table:table-cell>
          <table:table-cell table:style-name="ce4" office:value-type="string" calcext:value-type="string">
            <text:p>m</text:p>
          </table:table-cell>
          <table:table-cell table:style-name="ce11" table:number-columns-repeated="1007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ection 1</text:p>
          </table:table-cell>
          <table:table-cell table:style-name="ce6" office:value-type="float" office:value="100" calcext:value-type="float">
            <text:p>100</text:p>
          </table:table-cell>
          <table:table-cell table:style-name="ce7" table:formula="of:=1/300" office:value-type="float" office:value="0.00333333333333333" calcext:value-type="float">
            <text:p>0.0033</text:p>
          </table:table-cell>
          <table:table-cell table:style-name="ce6" office:value-type="float" office:value="100" calcext:value-type="float">
            <text:p>100</text:p>
          </table:table-cell>
          <table:table-cell table:style-name="ce6" office:value-type="float" office:value="50" calcext:value-type="float">
            <text:p>50</text:p>
          </table:table-cell>
          <table:table-cell table:style-name="ce8" table:formula="of:=IF([.F6]&lt;=[.E6]/2; 2*ACOS(([.E6]/2-[.F6])/([.E6]/2)); 2*ACOS(([.F6]-[.E6]/2)/([.E6]/2)))" office:value-type="float" office:value="3.14159265358979" calcext:value-type="float">
            <text:p>3.142</text:p>
          </table:table-cell>
          <table:table-cell table:style-name="ce9" table:formula="of:=IF([.F6]&lt;=[.E6]/2; [.E6]*[.E6]/1000000/4*([.G6]-SIN([.G6]))/2; PI()*[.E6]*[.E6]/1000000/4-[.E6]*[.E6]/1000000/4*([.G6]-SIN([.G6]))/2)" office:value-type="float" office:value="0.00392699081698724" calcext:value-type="float">
            <text:p>0.0039</text:p>
          </table:table-cell>
          <table:table-cell table:style-name="ce8" table:formula="of:=IF([.F6]&lt;=[.E6]/2; [.E6]/1000/2*[.G6]; PI()*[.E6]/1000-[.E6]/1000/2*[.G6])" office:value-type="float" office:value="0.15707963267949" calcext:value-type="float">
            <text:p>0.157</text:p>
          </table:table-cell>
          <table:table-cell table:style-name="ce8" table:formula="of:=[.H6] / [.I6]" office:value-type="float" office:value="0.025" calcext:value-type="float">
            <text:p>0.025</text:p>
          </table:table-cell>
          <table:table-cell table:style-name="ce6" office:value-type="float" office:value="0.011" calcext:value-type="float">
            <text:p>0.011</text:p>
          </table:table-cell>
          <table:table-cell table:style-name="ce8" table:formula="of:=[.K6]*IF([.F6]/[.E6]&lt;=0.03; 1+[.F6]/[.E6]/0.3; IF([.F6]/[.E6]&lt;=0.1; 1.1 + ([.F6]/[.E6]-0.03)*12/7; IF([.F6]/[.E6]&lt;=0.2; 1.22+([.F6]/[.E6]-0.1)*0.6; IF([.F6]/[.E6]&lt;=0.3; 1.29; IF([.F6]/[.E6]&lt;=0.5; 1.29 - ([.F6]/[.E6]-0.3)*0.2; IF([.F6]/[.E6]&lt;=1; 1.25 - ([.F6]/[.E6]-0.5)*0.5))))))" office:value-type="float" office:value="0.01375" calcext:value-type="float">
            <text:p>0.014</text:p>
          </table:table-cell>
          <table:table-cell table:style-name="ce6" office:value-type="float" office:value="1.3" calcext:value-type="float">
            <text:p>1.3</text:p>
          </table:table-cell>
          <table:table-cell table:style-name="ce10" table:formula="of:=1000*1/[.L6]*[.H6]*[.J6]^(2/3)*[.D6]^0.5" office:value-type="float" office:value="1.40979694769909" calcext:value-type="float">
            <text:p>1.41</text:p>
          </table:table-cell>
          <table:table-cell table:style-name="ce10" table:formula="of:=[.N6]/1000/[.H6]" office:value-type="float" office:value="0.359001844771482" calcext:value-type="float">
            <text:p>0.36</text:p>
          </table:table-cell>
          <table:table-cell table:style-name="ce10" table:formula="of:=0.55*[.M6]*([.F6]/1000)^0.64" office:value-type="float" office:value="0.105110679725884" calcext:value-type="float">
            <text:p>0.11</text:p>
          </table:table-cell>
          <table:table-cell table:style-name="ce10" table:formula="of:=[.C6]*[.D6]" office:value-type="float" office:value="0.333333333333333" calcext:value-type="float">
            <text:p>0.33</text:p>
          </table:table-cell>
          <table:table-cell table:style-name="ce12" table:formula="of:=IF([.P6]&gt;[.O6]; &quot;EXCEEDED&quot;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string" calcext:value-type="string">
            <text:p>Section 2</text:p>
          </table:table-cell>
          <table:table-cell table:style-name="ce6" office:value-type="float" office:value="100" calcext:value-type="float">
            <text:p>100</text:p>
          </table:table-cell>
          <table:table-cell table:style-name="ce7" table:formula="of:=1/300" office:value-type="float" office:value="0.00333333333333333" calcext:value-type="float">
            <text:p>0.0033</text:p>
          </table:table-cell>
          <table:table-cell table:style-name="ce6" office:value-type="float" office:value="200" calcext:value-type="float">
            <text:p>200</text:p>
          </table:table-cell>
          <table:table-cell table:style-name="ce6" office:value-type="float" office:value="100" calcext:value-type="float">
            <text:p>100</text:p>
          </table:table-cell>
          <table:table-cell table:style-name="ce8" table:formula="of:=IF([.F7]&lt;=[.E7]/2; 2*ACOS(([.E7]/2-[.F7])/([.E7]/2)); 2*ACOS(([.F7]-[.E7]/2)/([.E7]/2)))" office:value-type="float" office:value="3.14159265358979" calcext:value-type="float">
            <text:p>3.142</text:p>
          </table:table-cell>
          <table:table-cell table:style-name="ce9" table:formula="of:=IF([.F7]&lt;=[.E7]/2; [.E7]*[.E7]/1000000/4*([.G7]-SIN([.G7]))/2; PI()*[.E7]*[.E7]/1000000/4-[.E7]*[.E7]/1000000/4*([.G7]-SIN([.G7]))/2)" office:value-type="float" office:value="0.015707963267949" calcext:value-type="float">
            <text:p>0.0157</text:p>
          </table:table-cell>
          <table:table-cell table:style-name="ce8" table:formula="of:=IF([.F7]&lt;=[.E7]/2; [.E7]/1000/2*[.G7]; PI()*[.E7]/1000-[.E7]/1000/2*[.G7])" office:value-type="float" office:value="0.314159265358979" calcext:value-type="float">
            <text:p>0.314</text:p>
          </table:table-cell>
          <table:table-cell table:style-name="ce8" table:formula="of:=[.H7] / [.I7]" office:value-type="float" office:value="0.05" calcext:value-type="float">
            <text:p>0.050</text:p>
          </table:table-cell>
          <table:table-cell table:style-name="ce6" office:value-type="float" office:value="0.011" calcext:value-type="float">
            <text:p>0.011</text:p>
          </table:table-cell>
          <table:table-cell table:style-name="ce8" table:formula="of:=[.K7]*IF([.F7]/[.E7]&lt;=0.03; 1+[.F7]/[.E7]/0.3; IF([.F7]/[.E7]&lt;=0.1; 1.1 + ([.F7]/[.E7]-0.03)*12/7; IF([.F7]/[.E7]&lt;=0.2; 1.22+([.F7]/[.E7]-0.1)*0.6; IF([.F7]/[.E7]&lt;=0.3; 1.29; IF([.F7]/[.E7]&lt;=0.5; 1.29 - ([.F7]/[.E7]-0.3)*0.2; IF([.F7]/[.E7]&lt;=1; 1.25 - ([.F7]/[.E7]-0.5)*0.5))))))" office:value-type="float" office:value="0.01375" calcext:value-type="float">
            <text:p>0.014</text:p>
          </table:table-cell>
          <table:table-cell table:style-name="ce6" office:value-type="float" office:value="1.3" calcext:value-type="float">
            <text:p>1.3</text:p>
          </table:table-cell>
          <table:table-cell table:style-name="ce10" table:formula="of:=1000*1/[.L7]*[.H7]*[.J7]^(2/3)*[.D7]^0.5" office:value-type="float" office:value="8.95165263135637" calcext:value-type="float">
            <text:p>8.95</text:p>
          </table:table-cell>
          <table:table-cell table:style-name="ce10" table:formula="of:=[.N7]/1000/[.H7]" office:value-type="float" office:value="0.569879906048775" calcext:value-type="float">
            <text:p>0.57</text:p>
          </table:table-cell>
          <table:table-cell table:style-name="ce10" table:formula="of:=0.55*[.M7]*([.F7]/1000)^0.64" office:value-type="float" office:value="0.163797037172896" calcext:value-type="float">
            <text:p>0.16</text:p>
          </table:table-cell>
          <table:table-cell table:style-name="ce10" table:formula="of:=[.Q6]+[.C7]*[.D7]" office:value-type="float" office:value="0.666666666666667" calcext:value-type="float">
            <text:p>0.67</text:p>
          </table:table-cell>
          <table:table-cell table:formula="of:=IF([.P7]&gt;[.O7]; &quot;EXCEEDED&quot;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6" office:value-type="string" calcext:value-type="string">
            <text:p>Section 3</text:p>
          </table:table-cell>
          <table:table-cell table:style-name="ce6" office:value-type="float" office:value="100" calcext:value-type="float">
            <text:p>100</text:p>
          </table:table-cell>
          <table:table-cell table:style-name="ce7" table:formula="of:=1/300" office:value-type="float" office:value="0.00333333333333333" calcext:value-type="float">
            <text:p>0.0033</text:p>
          </table:table-cell>
          <table:table-cell table:style-name="ce6" office:value-type="float" office:value="250" calcext:value-type="float">
            <text:p>250</text:p>
          </table:table-cell>
          <table:table-cell table:style-name="ce6" office:value-type="float" office:value="125" calcext:value-type="float">
            <text:p>125</text:p>
          </table:table-cell>
          <table:table-cell table:style-name="ce8" table:formula="of:=IF([.F8]&lt;=[.E8]/2; 2*ACOS(([.E8]/2-[.F8])/([.E8]/2)); 2*ACOS(([.F8]-[.E8]/2)/([.E8]/2)))" office:value-type="float" office:value="3.14159265358979" calcext:value-type="float">
            <text:p>3.142</text:p>
          </table:table-cell>
          <table:table-cell table:style-name="ce9" table:formula="of:=IF([.F8]&lt;=[.E8]/2; [.E8]*[.E8]/1000000/4*([.G8]-SIN([.G8]))/2; PI()*[.E8]*[.E8]/1000000/4-[.E8]*[.E8]/1000000/4*([.G8]-SIN([.G8]))/2)" office:value-type="float" office:value="0.0245436926061703" calcext:value-type="float">
            <text:p>0.0245</text:p>
          </table:table-cell>
          <table:table-cell table:style-name="ce8" table:formula="of:=IF([.F8]&lt;=[.E8]/2; [.E8]/1000/2*[.G8]; PI()*[.E8]/1000-[.E8]/1000/2*[.G8])" office:value-type="float" office:value="0.392699081698724" calcext:value-type="float">
            <text:p>0.393</text:p>
          </table:table-cell>
          <table:table-cell table:style-name="ce8" table:formula="of:=[.H8] / [.I8]" office:value-type="float" office:value="0.0625" calcext:value-type="float">
            <text:p>0.063</text:p>
          </table:table-cell>
          <table:table-cell table:style-name="ce6" office:value-type="float" office:value="0.011" calcext:value-type="float">
            <text:p>0.011</text:p>
          </table:table-cell>
          <table:table-cell table:style-name="ce8" table:formula="of:=[.K8]*IF([.F8]/[.E8]&lt;=0.03; 1+[.F8]/[.E8]/0.3; IF([.F8]/[.E8]&lt;=0.1; 1.1 + ([.F8]/[.E8]-0.03)*12/7; IF([.F8]/[.E8]&lt;=0.2; 1.22+([.F8]/[.E8]-0.1)*0.6; IF([.F8]/[.E8]&lt;=0.3; 1.29; IF([.F8]/[.E8]&lt;=0.5; 1.29 - ([.F8]/[.E8]-0.3)*0.2; IF([.F8]/[.E8]&lt;=1; 1.25 - ([.F8]/[.E8]-0.5)*0.5))))))" office:value-type="float" office:value="0.01375" calcext:value-type="float">
            <text:p>0.014</text:p>
          </table:table-cell>
          <table:table-cell table:style-name="ce6" office:value-type="float" office:value="1.3" calcext:value-type="float">
            <text:p>1.3</text:p>
          </table:table-cell>
          <table:table-cell table:style-name="ce10" table:formula="of:=1000*1/[.L8]*[.H8]*[.J8]^(2/3)*[.D8]^0.5" office:value-type="float" office:value="16.2304261312829" calcext:value-type="float">
            <text:p>16.23</text:p>
          </table:table-cell>
          <table:table-cell table:style-name="ce10" table:formula="of:=[.N8]/1000/[.H8]" office:value-type="float" office:value="0.661287052104074" calcext:value-type="float">
            <text:p>0.66</text:p>
          </table:table-cell>
          <table:table-cell table:style-name="ce10" table:formula="of:=0.55*[.M8]*([.F8]/1000)^0.64" office:value-type="float" office:value="0.188941974750347" calcext:value-type="float">
            <text:p>0.19</text:p>
          </table:table-cell>
          <table:table-cell table:style-name="ce10" table:formula="of:=[.Q7]+[.C8]*[.D8]" office:value-type="float" office:value="1" calcext:value-type="float">
            <text:p>1.00</text:p>
          </table:table-cell>
          <table:table-cell table:formula="of:=IF([.P8]&gt;[.O8]; &quot;EXCEEDED&quot;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6" office:value-type="string" calcext:value-type="string">
            <text:p>Section 4</text:p>
          </table:table-cell>
          <table:table-cell table:style-name="ce6" office:value-type="float" office:value="100" calcext:value-type="float">
            <text:p>100</text:p>
          </table:table-cell>
          <table:table-cell table:style-name="ce7" table:formula="of:=1/300" office:value-type="float" office:value="0.00333333333333333" calcext:value-type="float">
            <text:p>0.0033</text:p>
          </table:table-cell>
          <table:table-cell table:style-name="ce6" office:value-type="float" office:value="300" calcext:value-type="float">
            <text:p>300</text:p>
          </table:table-cell>
          <table:table-cell table:style-name="ce6" office:value-type="float" office:value="150" calcext:value-type="float">
            <text:p>150</text:p>
          </table:table-cell>
          <table:table-cell table:style-name="ce8" table:formula="of:=IF([.F9]&lt;=[.E9]/2; 2*ACOS(([.E9]/2-[.F9])/([.E9]/2)); 2*ACOS(([.F9]-[.E9]/2)/([.E9]/2)))" office:value-type="float" office:value="3.14159265358979" calcext:value-type="float">
            <text:p>3.142</text:p>
          </table:table-cell>
          <table:table-cell table:style-name="ce9" table:formula="of:=IF([.F9]&lt;=[.E9]/2; [.E9]*[.E9]/1000000/4*([.G9]-SIN([.G9]))/2; PI()*[.E9]*[.E9]/1000000/4-[.E9]*[.E9]/1000000/4*([.G9]-SIN([.G9]))/2)" office:value-type="float" office:value="0.0353429173528852" calcext:value-type="float">
            <text:p>0.0353</text:p>
          </table:table-cell>
          <table:table-cell table:style-name="ce8" table:formula="of:=IF([.F9]&lt;=[.E9]/2; [.E9]/1000/2*[.G9]; PI()*[.E9]/1000-[.E9]/1000/2*[.G9])" office:value-type="float" office:value="0.471238898038469" calcext:value-type="float">
            <text:p>0.471</text:p>
          </table:table-cell>
          <table:table-cell table:style-name="ce8" table:formula="of:=[.H9] / [.I9]" office:value-type="float" office:value="0.075" calcext:value-type="float">
            <text:p>0.075</text:p>
          </table:table-cell>
          <table:table-cell table:style-name="ce6" office:value-type="float" office:value="0.011" calcext:value-type="float">
            <text:p>0.011</text:p>
          </table:table-cell>
          <table:table-cell table:style-name="ce8" table:formula="of:=[.K9]*IF([.F9]/[.E9]&lt;=0.03; 1+[.F9]/[.E9]/0.3; IF([.F9]/[.E9]&lt;=0.1; 1.1 + ([.F9]/[.E9]-0.03)*12/7; IF([.F9]/[.E9]&lt;=0.2; 1.22+([.F9]/[.E9]-0.1)*0.6; IF([.F9]/[.E9]&lt;=0.3; 1.29; IF([.F9]/[.E9]&lt;=0.5; 1.29 - ([.F9]/[.E9]-0.3)*0.2; IF([.F9]/[.E9]&lt;=1; 1.25 - ([.F9]/[.E9]-0.5)*0.5))))))" office:value-type="float" office:value="0.01375" calcext:value-type="float">
            <text:p>0.014</text:p>
          </table:table-cell>
          <table:table-cell table:style-name="ce6" office:value-type="float" office:value="1.3" calcext:value-type="float">
            <text:p>1.3</text:p>
          </table:table-cell>
          <table:table-cell table:style-name="ce10" table:formula="of:=1000*1/[.L9]*[.H9]*[.J9]^(2/3)*[.D9]^0.5" office:value-type="float" office:value="26.3924624222715" calcext:value-type="float">
            <text:p>26.39</text:p>
          </table:table-cell>
          <table:table-cell table:style-name="ce10" table:formula="of:=[.N9]/1000/[.H9]" office:value-type="float" office:value="0.746753929754951" calcext:value-type="float">
            <text:p>0.75</text:p>
          </table:table-cell>
          <table:table-cell table:style-name="ce10" table:formula="of:=0.55*[.M9]*([.F9]/1000)^0.64" office:value-type="float" office:value="0.212326620619418" calcext:value-type="float">
            <text:p>0.21</text:p>
          </table:table-cell>
          <table:table-cell table:style-name="ce10" table:formula="of:=[.Q8]+[.C9]*[.D9]" office:value-type="float" office:value="1.33333333333333" calcext:value-type="float">
            <text:p>1.33</text:p>
          </table:table-cell>
          <table:table-cell table:formula="of:=IF([.P9]&gt;[.O9]; &quot;EXCEEDED&quot;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6" office:value-type="string" calcext:value-type="string">
            <text:p>Section 5</text:p>
          </table:table-cell>
          <table:table-cell table:style-name="ce6" office:value-type="float" office:value="100" calcext:value-type="float">
            <text:p>100</text:p>
          </table:table-cell>
          <table:table-cell table:style-name="ce7" table:formula="of:=1/300" office:value-type="float" office:value="0.00333333333333333" calcext:value-type="float">
            <text:p>0.0033</text:p>
          </table:table-cell>
          <table:table-cell table:style-name="ce6" office:value-type="float" office:value="350" calcext:value-type="float">
            <text:p>350</text:p>
          </table:table-cell>
          <table:table-cell table:style-name="ce6" office:value-type="float" office:value="175" calcext:value-type="float">
            <text:p>175</text:p>
          </table:table-cell>
          <table:table-cell table:style-name="ce8" table:formula="of:=IF([.F10]&lt;=[.E10]/2; 2*ACOS(([.E10]/2-[.F10])/([.E10]/2)); 2*ACOS(([.F10]-[.E10]/2)/([.E10]/2)))" office:value-type="float" office:value="3.14159265358979" calcext:value-type="float">
            <text:p>3.142</text:p>
          </table:table-cell>
          <table:table-cell table:style-name="ce9" table:formula="of:=IF([.F10]&lt;=[.E10]/2; [.E10]*[.E10]/1000000/4*([.G10]-SIN([.G10]))/2; PI()*[.E10]*[.E10]/1000000/4-[.E10]*[.E10]/1000000/4*([.G10]-SIN([.G10]))/2)" office:value-type="float" office:value="0.0481056375080937" calcext:value-type="float">
            <text:p>0.0481</text:p>
          </table:table-cell>
          <table:table-cell table:style-name="ce8" table:formula="of:=IF([.F10]&lt;=[.E10]/2; [.E10]/1000/2*[.G10]; PI()*[.E10]/1000-[.E10]/1000/2*[.G10])" office:value-type="float" office:value="0.549778714378214" calcext:value-type="float">
            <text:p>0.550</text:p>
          </table:table-cell>
          <table:table-cell table:style-name="ce8" table:formula="of:=[.H10] / [.I10]" office:value-type="float" office:value="0.0875" calcext:value-type="float">
            <text:p>0.088</text:p>
          </table:table-cell>
          <table:table-cell table:style-name="ce6" office:value-type="float" office:value="0.011" calcext:value-type="float">
            <text:p>0.011</text:p>
          </table:table-cell>
          <table:table-cell table:style-name="ce8" table:formula="of:=[.K10]*IF([.F10]/[.E10]&lt;=0.03; 1+[.F10]/[.E10]/0.3; IF([.F10]/[.E10]&lt;=0.1; 1.1 + ([.F10]/[.E10]-0.03)*12/7; IF([.F10]/[.E10]&lt;=0.2; 1.22+([.F10]/[.E10]-0.1)*0.6; IF([.F10]/[.E10]&lt;=0.3; 1.29; IF([.F10]/[.E10]&lt;=0.5; 1.29 - ([.F10]/[.E10]-0.3)*0.2; IF([.F10]/[.E10]&lt;=1; 1.25 - ([.F10]/[.E10]-0.5)*0.5))))))" office:value-type="float" office:value="0.01375" calcext:value-type="float">
            <text:p>0.014</text:p>
          </table:table-cell>
          <table:table-cell table:style-name="ce6" office:value-type="float" office:value="1.3" calcext:value-type="float">
            <text:p>1.3</text:p>
          </table:table-cell>
          <table:table-cell table:style-name="ce10" table:formula="of:=1000*1/[.L10]*[.H10]*[.J10]^(2/3)*[.D10]^0.5" office:value-type="float" office:value="39.8111464491438" calcext:value-type="float">
            <text:p>39.81</text:p>
          </table:table-cell>
          <table:table-cell table:style-name="ce10" table:formula="of:=[.N10]/1000/[.H10]" office:value-type="float" office:value="0.827577567025187" calcext:value-type="float">
            <text:p>0.83</text:p>
          </table:table-cell>
          <table:table-cell table:style-name="ce10" table:formula="of:=0.55*[.M10]*([.F10]/1000)^0.64" office:value-type="float" office:value="0.234342140756408" calcext:value-type="float">
            <text:p>0.23</text:p>
          </table:table-cell>
          <table:table-cell table:style-name="ce10" table:formula="of:=[.Q9]+[.C10]*[.D10]" office:value-type="float" office:value="1.66666666666667" calcext:value-type="float">
            <text:p>1.67</text:p>
          </table:table-cell>
          <table:table-cell table:formula="of:=IF([.P10]&gt;[.O10]; &quot;EXCEEDED&quot;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Section 6</text:p>
          </table:table-cell>
          <table:table-cell table:style-name="ce6" office:value-type="float" office:value="100" calcext:value-type="float">
            <text:p>100</text:p>
          </table:table-cell>
          <table:table-cell table:style-name="ce7" table:formula="of:=1/300" office:value-type="float" office:value="0.00333333333333333" calcext:value-type="float">
            <text:p>0.0033</text:p>
          </table:table-cell>
          <table:table-cell table:style-name="ce6" office:value-type="float" office:value="400" calcext:value-type="float">
            <text:p>400</text:p>
          </table:table-cell>
          <table:table-cell table:style-name="ce6" office:value-type="float" office:value="200" calcext:value-type="float">
            <text:p>200</text:p>
          </table:table-cell>
          <table:table-cell table:style-name="ce8" table:formula="of:=IF([.F11]&lt;=[.E11]/2; 2*ACOS(([.E11]/2-[.F11])/([.E11]/2)); 2*ACOS(([.F11]-[.E11]/2)/([.E11]/2)))" office:value-type="float" office:value="3.14159265358979" calcext:value-type="float">
            <text:p>3.142</text:p>
          </table:table-cell>
          <table:table-cell table:style-name="ce9" table:formula="of:=IF([.F11]&lt;=[.E11]/2; [.E11]*[.E11]/1000000/4*([.G11]-SIN([.G11]))/2; PI()*[.E11]*[.E11]/1000000/4-[.E11]*[.E11]/1000000/4*([.G11]-SIN([.G11]))/2)" office:value-type="float" office:value="0.0628318530717959" calcext:value-type="float">
            <text:p>0.0628</text:p>
          </table:table-cell>
          <table:table-cell table:style-name="ce8" table:formula="of:=IF([.F11]&lt;=[.E11]/2; [.E11]/1000/2*[.G11]; PI()*[.E11]/1000-[.E11]/1000/2*[.G11])" office:value-type="float" office:value="0.628318530717959" calcext:value-type="float">
            <text:p>0.628</text:p>
          </table:table-cell>
          <table:table-cell table:style-name="ce8" table:formula="of:=[.H11] / [.I11]" office:value-type="float" office:value="0.1" calcext:value-type="float">
            <text:p>0.100</text:p>
          </table:table-cell>
          <table:table-cell table:style-name="ce6" office:value-type="float" office:value="0.011" calcext:value-type="float">
            <text:p>0.011</text:p>
          </table:table-cell>
          <table:table-cell table:style-name="ce8" table:formula="of:=[.K11]*IF([.F11]/[.E11]&lt;=0.03; 1+[.F11]/[.E11]/0.3; IF([.F11]/[.E11]&lt;=0.1; 1.1 + ([.F11]/[.E11]-0.03)*12/7; IF([.F11]/[.E11]&lt;=0.2; 1.22+([.F11]/[.E11]-0.1)*0.6; IF([.F11]/[.E11]&lt;=0.3; 1.29; IF([.F11]/[.E11]&lt;=0.5; 1.29 - ([.F11]/[.E11]-0.3)*0.2; IF([.F11]/[.E11]&lt;=1; 1.25 - ([.F11]/[.E11]-0.5)*0.5))))))" office:value-type="float" office:value="0.01375" calcext:value-type="float">
            <text:p>0.014</text:p>
          </table:table-cell>
          <table:table-cell table:style-name="ce6" office:value-type="float" office:value="1.3" calcext:value-type="float">
            <text:p>1.3</text:p>
          </table:table-cell>
          <table:table-cell table:style-name="ce10" table:formula="of:=1000*1/[.L11]*[.H11]*[.J11]^(2/3)*[.D11]^0.5" office:value-type="float" office:value="56.839451215476" calcext:value-type="float">
            <text:p>56.84</text:p>
          </table:table-cell>
          <table:table-cell table:style-name="ce10" table:formula="of:=[.N11]/1000/[.H11]" office:value-type="float" office:value="0.904627962357365" calcext:value-type="float">
            <text:p>0.90</text:p>
          </table:table-cell>
          <table:table-cell table:style-name="ce10" table:formula="of:=0.55*[.M11]*([.F11]/1000)^0.64" office:value-type="float" office:value="0.255249699236909" calcext:value-type="float">
            <text:p>0.26</text:p>
          </table:table-cell>
          <table:table-cell table:style-name="ce10" table:formula="of:=[.Q10]+[.C11]*[.D11]" office:value-type="float" office:value="2" calcext:value-type="float">
            <text:p>2.00</text:p>
          </table:table-cell>
          <table:table-cell table:formula="of:=IF([.P11]&gt;[.O11]; &quot;EXCEEDED&quot;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Section 7</text:p>
          </table:table-cell>
          <table:table-cell table:style-name="ce6" office:value-type="float" office:value="100" calcext:value-type="float">
            <text:p>100</text:p>
          </table:table-cell>
          <table:table-cell table:style-name="ce7" table:formula="of:=1/300" office:value-type="float" office:value="0.00333333333333333" calcext:value-type="float">
            <text:p>0.0033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250" calcext:value-type="float">
            <text:p>250</text:p>
          </table:table-cell>
          <table:table-cell table:style-name="ce8" table:formula="of:=IF([.F12]&lt;=[.E12]/2; 2*ACOS(([.E12]/2-[.F12])/([.E12]/2)); 2*ACOS(([.F12]-[.E12]/2)/([.E12]/2)))" office:value-type="float" office:value="3.14159265358979" calcext:value-type="float">
            <text:p>3.142</text:p>
          </table:table-cell>
          <table:table-cell table:style-name="ce9" table:formula="of:=IF([.F12]&lt;=[.E12]/2; [.E12]*[.E12]/1000000/4*([.G12]-SIN([.G12]))/2; PI()*[.E12]*[.E12]/1000000/4-[.E12]*[.E12]/1000000/4*([.G12]-SIN([.G12]))/2)" office:value-type="float" office:value="0.098174770424681" calcext:value-type="float">
            <text:p>0.0982</text:p>
          </table:table-cell>
          <table:table-cell table:style-name="ce8" table:formula="of:=IF([.F12]&lt;=[.E12]/2; [.E12]/1000/2*[.G12]; PI()*[.E12]/1000-[.E12]/1000/2*[.G12])" office:value-type="float" office:value="0.785398163397448" calcext:value-type="float">
            <text:p>0.785</text:p>
          </table:table-cell>
          <table:table-cell table:style-name="ce8" table:formula="of:=[.H12] / [.I12]" office:value-type="float" office:value="0.125" calcext:value-type="float">
            <text:p>0.125</text:p>
          </table:table-cell>
          <table:table-cell table:style-name="ce6" office:value-type="float" office:value="0.011" calcext:value-type="float">
            <text:p>0.011</text:p>
          </table:table-cell>
          <table:table-cell table:style-name="ce8" table:formula="of:=[.K12]*IF([.F12]/[.E12]&lt;=0.03; 1+[.F12]/[.E12]/0.3; IF([.F12]/[.E12]&lt;=0.1; 1.1 + ([.F12]/[.E12]-0.03)*12/7; IF([.F12]/[.E12]&lt;=0.2; 1.22+([.F12]/[.E12]-0.1)*0.6; IF([.F12]/[.E12]&lt;=0.3; 1.29; IF([.F12]/[.E12]&lt;=0.5; 1.29 - ([.F12]/[.E12]-0.3)*0.2; IF([.F12]/[.E12]&lt;=1; 1.25 - ([.F12]/[.E12]-0.5)*0.5))))))" office:value-type="float" office:value="0.01375" calcext:value-type="float">
            <text:p>0.014</text:p>
          </table:table-cell>
          <table:table-cell table:style-name="ce6" office:value-type="float" office:value="1.3" calcext:value-type="float">
            <text:p>1.3</text:p>
          </table:table-cell>
          <table:table-cell table:style-name="ce10" table:formula="of:=1000*1/[.L12]*[.H12]*[.J12]^(2/3)*[.D12]^0.5" office:value-type="float" office:value="103.056782058762" calcext:value-type="float">
            <text:p>103.06</text:p>
          </table:table-cell>
          <table:table-cell table:style-name="ce10" table:formula="of:=[.N12]/1000/[.H12]" office:value-type="float" office:value="1.04972776216296" calcext:value-type="float">
            <text:p>1.05</text:p>
          </table:table-cell>
          <table:table-cell table:style-name="ce10" table:formula="of:=0.55*[.M12]*([.F12]/1000)^0.64" office:value-type="float" office:value="0.294433788673157" calcext:value-type="float">
            <text:p>0.29</text:p>
          </table:table-cell>
          <table:table-cell table:style-name="ce10" table:formula="of:=[.Q11]+[.C12]*[.D12]" office:value-type="float" office:value="2.33333333333333" calcext:value-type="float">
            <text:p>2.33</text:p>
          </table:table-cell>
          <table:table-cell table:formula="of:=IF([.P12]&gt;[.O12]; &quot;EXCEEDED&quot;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6" office:value-type="string" calcext:value-type="string">
            <text:p>Section 8</text:p>
          </table:table-cell>
          <table:table-cell table:style-name="ce6" office:value-type="float" office:value="100" calcext:value-type="float">
            <text:p>100</text:p>
          </table:table-cell>
          <table:table-cell table:style-name="ce7" table:formula="of:=1/300" office:value-type="float" office:value="0.00333333333333333" calcext:value-type="float">
            <text:p>0.0033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300" calcext:value-type="float">
            <text:p>300</text:p>
          </table:table-cell>
          <table:table-cell table:style-name="ce8" table:formula="of:=IF([.F13]&lt;=[.E13]/2; 2*ACOS(([.E13]/2-[.F13])/([.E13]/2)); 2*ACOS(([.F13]-[.E13]/2)/([.E13]/2)))" office:value-type="float" office:value="2.73887681200913" calcext:value-type="float">
            <text:p>2.739</text:p>
          </table:table-cell>
          <table:table-cell table:style-name="ce9" table:formula="of:=IF([.F13]&lt;=[.E13]/2; [.E13]*[.E13]/1000000/4*([.G13]-SIN([.G13]))/2; PI()*[.E13]*[.E13]/1000000/4-[.E13]*[.E13]/1000000/4*([.G13]-SIN([.G13]))/2)" office:value-type="float" office:value="0.123007089187993" calcext:value-type="float">
            <text:p>0.1230</text:p>
          </table:table-cell>
          <table:table-cell table:style-name="ce8" table:formula="of:=IF([.F13]&lt;=[.E13]/2; [.E13]/1000/2*[.G13]; PI()*[.E13]/1000-[.E13]/1000/2*[.G13])" office:value-type="float" office:value="0.886077123792614" calcext:value-type="float">
            <text:p>0.886</text:p>
          </table:table-cell>
          <table:table-cell table:style-name="ce8" table:formula="of:=[.H13] / [.I13]" office:value-type="float" office:value="0.138822102371286" calcext:value-type="float">
            <text:p>0.139</text:p>
          </table:table-cell>
          <table:table-cell table:style-name="ce6" office:value-type="float" office:value="0.011" calcext:value-type="float">
            <text:p>0.011</text:p>
          </table:table-cell>
          <table:table-cell table:style-name="ce8" table:formula="of:=[.K13]*IF([.F13]/[.E13]&lt;=0.03; 1+[.F13]/[.E13]/0.3; IF([.F13]/[.E13]&lt;=0.1; 1.1 + ([.F13]/[.E13]-0.03)*12/7; IF([.F13]/[.E13]&lt;=0.2; 1.22+([.F13]/[.E13]-0.1)*0.6; IF([.F13]/[.E13]&lt;=0.3; 1.29; IF([.F13]/[.E13]&lt;=0.5; 1.29 - ([.F13]/[.E13]-0.3)*0.2; IF([.F13]/[.E13]&lt;=1; 1.25 - ([.F13]/[.E13]-0.5)*0.5))))))" office:value-type="float" office:value="0.0132" calcext:value-type="float">
            <text:p>0.013</text:p>
          </table:table-cell>
          <table:table-cell table:style-name="ce6" office:value-type="float" office:value="1.3" calcext:value-type="float">
            <text:p>1.3</text:p>
          </table:table-cell>
          <table:table-cell table:style-name="ce10" table:formula="of:=1000*1/[.L13]*[.H13]*[.J13]^(2/3)*[.D13]^0.5" office:value-type="float" office:value="144.245185927884" calcext:value-type="float">
            <text:p>144.25</text:p>
          </table:table-cell>
          <table:table-cell table:style-name="ce10" table:formula="of:=[.N13]/1000/[.H13]" office:value-type="float" office:value="1.17265750193822" calcext:value-type="float">
            <text:p>1.17</text:p>
          </table:table-cell>
          <table:table-cell table:style-name="ce10" table:formula="of:=0.55*[.M13]*([.F13]/1000)^0.64" office:value-type="float" office:value="0.330874764211327" calcext:value-type="float">
            <text:p>0.33</text:p>
          </table:table-cell>
          <table:table-cell table:style-name="ce10" table:formula="of:=[.Q12]+[.C13]*[.D13]" office:value-type="float" office:value="2.66666666666667" calcext:value-type="float">
            <text:p>2.67</text:p>
          </table:table-cell>
          <table:table-cell table:formula="of:=IF([.P13]&gt;[.O13]; &quot;EXCEEDED&quot;;&quot;&quot;)">
            <text:p/>
          </table:table-cell>
          <table:table-cell table:number-columns-repeated="1006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6" office:value-type="string" calcext:value-type="string">
            <text:p>Section 9</text:p>
          </table:table-cell>
          <table:table-cell table:style-name="ce6" office:value-type="float" office:value="1000" calcext:value-type="float">
            <text:p>1000</text:p>
          </table:table-cell>
          <table:table-cell table:style-name="ce7" table:formula="of:=1/300" office:value-type="float" office:value="0.00333333333333333" calcext:value-type="float">
            <text:p>0.0033</text:p>
          </table:table-cell>
          <table:table-cell table:style-name="ce6" office:value-type="float" office:value="500" calcext:value-type="float">
            <text:p>500</text:p>
          </table:table-cell>
          <table:table-cell table:style-name="ce6" office:value-type="float" office:value="400" calcext:value-type="float">
            <text:p>400</text:p>
          </table:table-cell>
          <table:table-cell table:style-name="ce8" table:formula="of:=IF([.F14]&lt;=[.E14]/2; 2*ACOS(([.E14]/2-[.F14])/([.E14]/2)); 2*ACOS(([.F14]-[.E14]/2)/([.E14]/2)))" office:value-type="float" office:value="1.85459043600322" calcext:value-type="float">
            <text:p>1.855</text:p>
          </table:table-cell>
          <table:table-cell table:style-name="ce9" table:formula="of:=IF([.F14]&lt;=[.E14]/2; [.E14]*[.E14]/1000000/4*([.G14]-SIN([.G14]))/2; PI()*[.E14]*[.E14]/1000000/4-[.E14]*[.E14]/1000000/4*([.G14]-SIN([.G14]))/2)" office:value-type="float" office:value="0.168393589724261" calcext:value-type="float">
            <text:p>0.1684</text:p>
          </table:table-cell>
          <table:table-cell table:style-name="ce8" table:formula="of:=IF([.F14]&lt;=[.E14]/2; [.E14]/1000/2*[.G14]; PI()*[.E14]/1000-[.E14]/1000/2*[.G14])" office:value-type="float" office:value="1.10714871779409" calcext:value-type="float">
            <text:p>1.107</text:p>
          </table:table-cell>
          <table:table-cell table:style-name="ce8" table:formula="of:=[.H14] / [.I14]" office:value-type="float" office:value="0.152096630757766" calcext:value-type="float">
            <text:p>0.152</text:p>
          </table:table-cell>
          <table:table-cell table:style-name="ce6" office:value-type="float" office:value="0.011" calcext:value-type="float">
            <text:p>0.011</text:p>
          </table:table-cell>
          <table:table-cell table:style-name="ce8" table:formula="of:=[.K14]*IF([.F14]/[.E14]&lt;=0.03; 1+[.F14]/[.E14]/0.3; IF([.F14]/[.E14]&lt;=0.1; 1.1 + ([.F14]/[.E14]-0.03)*12/7; IF([.F14]/[.E14]&lt;=0.2; 1.22+([.F14]/[.E14]-0.1)*0.6; IF([.F14]/[.E14]&lt;=0.3; 1.29; IF([.F14]/[.E14]&lt;=0.5; 1.29 - ([.F14]/[.E14]-0.3)*0.2; IF([.F14]/[.E14]&lt;=1; 1.25 - ([.F14]/[.E14]-0.5)*0.5))))))" office:value-type="float" office:value="0.0121" calcext:value-type="float">
            <text:p>0.012</text:p>
          </table:table-cell>
          <table:table-cell table:style-name="ce6" office:value-type="float" office:value="1.3" calcext:value-type="float">
            <text:p>1.3</text:p>
          </table:table-cell>
          <table:table-cell table:style-name="ce10" table:formula="of:=1000*1/[.L14]*[.H14]*[.J14]^(2/3)*[.D14]^0.5" office:value-type="float" office:value="228.942253445414" calcext:value-type="float">
            <text:p>228.94</text:p>
          </table:table-cell>
          <table:table-cell table:style-name="ce10" table:formula="of:=[.N14]/1000/[.H14]" office:value-type="float" office:value="1.35956632209278" calcext:value-type="float">
            <text:p>1.36</text:p>
          </table:table-cell>
          <table:table-cell table:style-name="ce10" table:formula="of:=0.55*[.M14]*([.F14]/1000)^0.64" office:value-type="float" office:value="0.397763049228791" calcext:value-type="float">
            <text:p>0.40</text:p>
          </table:table-cell>
          <table:table-cell table:style-name="ce10" table:formula="of:=[.Q13]+[.C14]*[.D14]" office:value-type="float" office:value="6" calcext:value-type="float">
            <text:p>6.00</text:p>
          </table:table-cell>
          <table:table-cell table:formula="of:=IF([.P14]&gt;[.O14]; &quot;EXCEEDED&quot;;&quot;&quot;)">
            <text:p/>
          </table:table-cell>
          <table:table-cell table:number-columns-repeated="1006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in Modern Roman1" svg:font-family="'Latin Modern Roman'"/>
    <style:font-face style:name="Comic Neue" svg:font-family="'Comic Neue'" style:font-pitch="variable"/>
    <style:font-face style:name="Latin Modern Roman" svg:font-family="'Latin Modern Roman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4" loext:min-decimal-places="14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1" loext:min-decimal-places="11" number:min-integer-digits="1"/>
    </number:number-style>
    <number:number-style style:name="N115">
      <number:number number:decimal-places="10" loext:min-decimal-places="10" number:min-integer-digits="1"/>
    </number:number-style>
    <number:number-style style:name="N116">
      <number:number number:decimal-places="9" loext:min-decimal-places="9" number:min-integer-digits="1"/>
    </number:number-style>
    <number:number-style style:name="N117">
      <number:number number:decimal-places="8" loext:min-decimal-places="8" number:min-integer-digits="1"/>
    </number:number-style>
    <number:number-style style:name="N118">
      <number:number number:decimal-places="7" loext:min-decimal-places="7" number:min-integer-digits="1"/>
    </number:number-style>
    <number:number-style style:name="N119">
      <number:number number:decimal-places="6" loext:min-decimal-places="6" number:min-integer-digits="1"/>
    </number:number-style>
    <number:number-style style:name="N120">
      <number:number number:decimal-places="5" loext:min-decimal-places="5"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number:number-style style:name="N124">
      <number:number number:decimal-places="16" loext:min-decimal-places="16" number:min-integer-digits="1"/>
    </number:number-style>
    <number:number-style style:name="N125">
      <number:number number:decimal-places="17" loext:min-decimal-places="17" number:min-integer-digits="1"/>
    </number:number-style>
    <number:number-style style:name="N126">
      <number:number number:decimal-places="18" loext:min-decimal-places="18" number:min-integer-digits="1"/>
    </number:number-style>
    <number:number-style style:name="N127">
      <number:number number:decimal-places="19" loext:min-decimal-places="19" number:min-integer-digits="1"/>
    </number:number-style>
    <number:number-style style:name="N128">
      <number:number number:decimal-places="15" loext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loext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7T13:03:37.947545097</meta:creation-date>
    <dc:date>2020-09-17T18:24:40.456137553</dc:date>
    <meta:editing-duration>PT5H19M51S</meta:editing-duration>
    <meta:editing-cycles>146</meta:editing-cycles>
    <meta:generator>LibreOffice/6.4.5.2$Linux_X86_64 LibreOffice_project/40$Build-2</meta:generator>
    <meta:document-statistic meta:table-count="1" meta:cell-count="191" meta:object-count="0"/>
  </office:meta>
</office:document-meta>
</file>